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Contents_20_3">
      <style:paragraph-properties>
        <style:tab-stops/>
      </style:paragraph-properties>
    </style:style>
    <style:style style:name="P4" style:family="paragraph" style:parent-style-name="EG_20_Aggiornamento">
      <style:text-properties officeooo:rsid="00801267" officeooo:paragraph-rsid="00801267"/>
    </style:style>
    <style:style style:name="P5" style:family="paragraph" style:parent-style-name="Contents_20_2">
      <style:paragraph-properties>
        <style:tab-stops/>
      </style:paragraph-properties>
    </style:style>
    <style:style style:name="P6" style:family="paragraph" style:parent-style-name="Contents_20_3">
      <style:paragraph-properties>
        <style:tab-stops/>
      </style:paragraph-properties>
    </style:style>
    <style:style style:name="P7" style:family="paragraph" style:parent-style-name="EG_20_Nota">
      <style:text-properties officeooo:paragraph-rsid="0062c7e2"/>
    </style:style>
    <style:style style:name="P8" style:family="paragraph" style:parent-style-name="Heading_20_2" style:master-page-name="EG_20_Capitoli_20_prima">
      <style:paragraph-properties style:page-number="auto"/>
      <style:text-properties officeooo:paragraph-rsid="00795a23"/>
    </style:style>
    <style:style style:name="P9" style:family="paragraph" style:parent-style-name="Heading_20_3" style:master-page-name="EG_20_Capitoli">
      <style:paragraph-properties style:page-number="2" fo:break-before="page"/>
      <style:text-properties officeooo:paragraph-rsid="005e3930"/>
    </style:style>
    <style:style style:name="P10" style:family="paragraph" style:parent-style-name="Heading_20_3">
      <style:text-properties officeooo:paragraph-rsid="005e3930"/>
    </style:style>
    <style:style style:name="P11" style:family="paragraph" style:parent-style-name="Text_20_body" style:list-style-name="EG_20_All_20_commi">
      <style:text-properties officeooo:paragraph-rsid="005e3930"/>
    </style:style>
    <style:style style:name="P12" style:family="paragraph" style:parent-style-name="Text_20_body" style:list-style-name="EG_20_All_20_commi">
      <style:text-properties officeooo:paragraph-rsid="00624e64"/>
    </style:style>
    <style:style style:name="P13" style:family="paragraph" style:parent-style-name="Text_20_body" style:list-style-name="EG_20_All_20_commi">
      <style:text-properties officeooo:paragraph-rsid="0062aedb"/>
    </style:style>
    <style:style style:name="P14" style:family="paragraph" style:parent-style-name="Text_20_body" style:list-style-name="EG_20_All_20_commi">
      <style:text-properties officeooo:paragraph-rsid="006f0bd1"/>
    </style:style>
    <style:style style:name="P15" style:family="paragraph" style:parent-style-name="Text_20_body">
      <style:text-properties officeooo:paragraph-rsid="00624e64"/>
    </style:style>
    <style:style style:name="P16" style:family="paragraph" style:parent-style-name="Text_20_body">
      <style:text-properties officeooo:paragraph-rsid="005e3930"/>
    </style:style>
    <style:style style:name="P17" style:family="paragraph" style:parent-style-name="Text_20_body" style:list-style-name="EG_20_All_20_commi">
      <style:text-properties officeooo:rsid="006569bf" officeooo:paragraph-rsid="006569bf"/>
    </style:style>
    <style:style style:name="T1" style:family="text">
      <style:text-properties officeooo:rsid="004d48bc"/>
    </style:style>
    <style:style style:name="T2" style:family="text">
      <style:text-properties officeooo:rsid="00624e64"/>
    </style:style>
    <style:style style:name="T3" style:family="text">
      <style:text-properties officeooo:rsid="0066badc"/>
    </style:style>
    <style:style style:name="T4" style:family="text">
      <style:text-properties officeooo:rsid="0062c7e2"/>
    </style:style>
    <style:style style:name="T5" style:family="text">
      <style:text-properties officeooo:rsid="006569bf"/>
    </style:style>
    <style:style style:name="T6" style:family="text">
      <style:text-properties officeooo:rsid="006757b3"/>
    </style:style>
    <style:style style:name="T7" style:family="text">
      <style:text-properties officeooo:rsid="006af939"/>
    </style:style>
    <style:style style:name="T8" style:family="text">
      <style:text-properties officeooo:rsid="006cb628"/>
    </style:style>
    <style:style style:name="T9" style:family="text">
      <style:text-properties officeooo:rsid="006fc6ab"/>
    </style:style>
    <style:style style:name="T10" style:family="text">
      <style:text-properties officeooo:rsid="00724e29"/>
    </style:style>
    <style:style style:name="T11" style:family="text">
      <style:text-properties officeooo:rsid="0073a5d8"/>
    </style:style>
    <style:style style:name="T12" style:family="text">
      <style:text-properties officeooo:rsid="0076f3a3"/>
    </style:style>
    <style:style style:name="T13" style:family="text">
      <style:text-properties officeooo:rsid="007a95dc"/>
    </style:style>
    <style:style style:name="T14" style:family="text">
      <style:text-properties fo:color="#21409a" loext:opacity="100%" style:font-name="Liberation Sans" fo:font-size="11pt" fo:font-weight="bold" officeooo:rsid="008a3e15" style:font-name-asian="Source Han Sans CN Regular" style:font-size-asian="14.1000003814697pt" style:font-weight-asian="bold" style:font-name-complex="Lohit Devanagari1" style:font-size-complex="14.1000003814697pt" style:font-weight-complex="bold"/>
    </style:style>
    <style:style style:name="fr1" style:family="graphic" style:parent-style-name="EG_20_Cornice_20_aggiornamento">
      <style:graphic-properties style:vertical-pos="middle" style:vertical-rel="char" style:horizontal-pos="from-left" style:horizontal-rel="page-conten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8" text:outline-level="2"><text:bookmark-start text:name="__RefHeading___Toc2131_4274643445"/><text:reference-mark-start text:name="ch aree a rischio specifico"/>Aree a rischio specifico<text:bookmark-end text:name="__RefHeading___Toc2131_4274643445"/><text:reference-mark-end text:name="ch aree a rischio specifico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2"/>
          <text:p text:style-name="P3"><text:a xlink:type="simple" xlink:href="#__RefHeading__68949_1701760167" text:style-name="Index_20_Link" text:visited-style-name="Index_20_Link">Campo di applicazione</text:a></text:p>
          <text:p text:style-name="P3"><text:a xlink:type="simple" xlink:href="#__RefHeading__164168_1904530980" text:style-name="Index_20_Link" text:visited-style-name="Index_20_Link">Strategia antincendio</text:a></text:p>
        </text:index-body>
      </text:table-of-content>
      <text:p text:style-name="Standard"/>
      <text:h text:style-name="P9" text:outline-level="3"><text:bookmark-start text:name="__RefHeading__68949_1701760167"/><draw:frame draw:style-name="fr1" draw:name="Cornice6" text:anchor-type="char" svg:x="-0.9cm" svg:width="0.801cm" draw:z-index="0"><draw:text-box fo:min-height="0.101cm"><text:p text:style-name="P4">a21</text:p></draw:text-box></draw:frame><text:span text:style-name="T14">C</text:span>ampo di applicazione<text:bookmark-end text:name="__RefHeading__68949_1701760167"/></text:h>
      <text:list xml:id="list3839376782" text:style-name="EG_20_All_20_commi">
        <text:list-item text:start-value="1">
          <text:p text:style-name="P11">La presente regola tecnica reca le indicazioni di prevenzione incendi che si applicano alle aree a rischio specifico.</text:p>
        </text:list-item>
        <text:list-item>
          <text:p text:style-name="P12">Le aree a rischio specifico <text:span text:style-name="T2">possono essere</text:span> fissate dall<text:span text:style-name="T2">e</text:span> regol<text:span text:style-name="T2">e</text:span> tecnic<text:span text:style-name="T2">he</text:span> vertical<text:span text:style-name="T2">i</text:span> <text:span text:style-name="T2">applicabili all’attività. S</text:span>ono <text:span text:style-name="T2">inoltre </text:span>individuate dal progettista sulla base <text:span text:style-name="T5">della </text:span><text:span text:style-name="Emphasis"><text:span text:style-name="T5">valutazione del rischio d’incendio</text:span></text:span><text:span text:style-name="T5"> e </text:span>dei seguenti criteri:</text:p>
          <text:list>
            <text:list-item>
              <text:p text:style-name="P11">aree in cui si detengono o trattano sostanze o miscele pericolose, materiali combustibili, in quantità significative;</text:p>
            </text:list-item>
            <text:list-item>
              <text:p text:style-name="P11">aree in cui si effettuano lavorazioni pericolose ai fini dell’incendio;</text:p>
            </text:list-item>
            <text:list-item>
              <text:p text:style-name="P11">aree in cui vi è presenza di impianti o loro componenti rilevanti ai fini della sicurezza antincendio <text:span text:style-name="T1">di cui al</text:span> capitolo <text:reference-ref text:reference-format="chapter" text:ref-name="ch sicurezza impianti">Error: Reference source not found</text:reference-ref>;</text:p>
            </text:list-item>
            <text:list-item>
              <text:p text:style-name="P11">aree con carico di incendio specifico q<text:span text:style-name="EG_20_Pedice">f</text:span> &gt; 1200 MJ/m<text:span text:style-name="EG_20_Apice">2</text:span>, non occupate o con presenza occasionale e di breve durata di personale addetto;</text:p>
            </text:list-item>
            <text:list-item>
              <text:p text:style-name="P11">aree in cui vi è presenza di impianti ed attrezzature con fluidi di processo in pressione o ad alta temperatura;</text:p>
            </text:list-item>
            <text:list-item>
              <text:p text:style-name="P11">aree in cui vi è presenza di superfici esposte ad elevate temperature o fiamme libere;</text:p>
            </text:list-item>
            <text:list-item>
              <text:p text:style-name="P11">aree in cui vi è presenza di reazioni chimiche <text:span text:style-name="T2">pericolose ai fini dell’incendio</text:span>;</text:p>
            </text:list-item>
            <text:list-item>
              <text:p text:style-name="P11">ambiti dell’attività con R<text:span text:style-name="EG_20_Pedice">ambiente</text:span> significativo.</text:p>
            </text:list-item>
          </text:list>
        </text:list-item>
        <text:list-item>
          <text:p text:style-name="P11">Lo stoccaggio di <text:span text:style-name="Emphasis">limitate quantità</text:span> di liquidi infiammabili in armadi metallici per impieghi funzionali all’attività principale non è generalmente considerato <text:span text:style-name="Emphasis">rischio specifico</text:span>.</text:p>
        </text:list-item>
      </text:list>
      <text:h text:style-name="P10" text:outline-level="3"><text:bookmark-start text:name="__RefHeading__164168_1904530980"/>Strategia antincendio<text:bookmark-end text:name="__RefHeading__164168_1904530980"/></text:h>
      <text:list xml:id="list124628415391707" text:continue-list="list3839376782" text:style-name="EG_20_All_20_commi">
        <text:list-item text:start-value="1">
          <text:p text:style-name="P15">Per la valutazione del rischio e delle caratteristiche delle aree <text:span text:style-name="T2">a rischio specifico</text:span>, devono essere considerate almeno le informazioni desumibili dalle seguenti documentazioni:</text:p>
          <text:list>
            <text:list-item>
              <text:p text:style-name="P15">schede di sicurezza <text:span text:style-name="T2">di </text:span>sostanze <text:span text:style-name="T6">o miscele pericolose</text:span>;</text:p>
            </text:list-item>
            <text:list-item>
              <text:p text:style-name="P16">norme applicabili;</text:p>
            </text:list-item>
            <text:list-item>
              <text:p text:style-name="P16">specifiche e manuali dei fabbricanti degli impianti <text:span text:style-name="T7">e delle macchine</text:span>.</text:p>
            </text:list-item>
          </text:list>
        </text:list-item>
        <text:list-item>
          <text:p text:style-name="P16">In relazione alle risultanze della valutazione del rischio di incendio ed alle caratteristiche delle aree a rischio specifico, il progettista valuta, almeno, l’applicazione delle seguenti misure:</text:p>
          <text:list>
            <text:list-item>
              <text:p text:style-name="P11">inserimento delle aree a rischio specifico in compartiment<text:span text:style-name="T2">i</text:span> <text:span text:style-name="T12">distinti per ambiti aventi caratteristiche di rischio omogenee</text:span>, interposizione di distanze di separazione, riduzione delle superfici lorde di compartimento, ubicazione fuori terra o su piani poco <text:span text:style-name="T2">interrati</text:span>;</text:p>
            </text:list-item>
            <text:list-item>
              <text:p text:style-name="P11">controllo dell’incendio con livello di prestazione I<text:span text:style-name="T2">I</text:span>I (<text:span text:style-name="T13">c</text:span>apitolo <text:reference-ref text:reference-format="chapter" text:ref-name="ch controllo incendio">Error: Reference source not found</text:reference-ref>);</text:p>
            </text:list-item>
            <text:list-item>
              <text:p text:style-name="P11">installazione di sistemi manuali o automatici di inibizione, controllo o estinzione dell’incendio <text:span text:style-name="Emphasis">a bordo macchina</text:span> per la protezione specifica degli impianti e delle apparecchiature a rischio specifico di incendio;</text:p>
            </text:list-item>
            <text:list-item>
              <text:p text:style-name="P11">installazione di un impianto IRAI con livello di prestazione III (<text:span text:style-name="T13">c</text:span>apitolo <text:reference-ref text:reference-format="chapter" text:ref-name="ch IRAI">Error: Reference source not found</text:reference-ref>);</text:p>
            </text:list-item>
            <text:list-item>
              <text:p text:style-name="P13"><text:soft-page-break/><text:span text:style-name="T3">installazioni di si</text:span>stemi <text:span text:style-name="Emphasis">a bordo macchina</text:span> per il rile<text:span text:style-name="T3">vamento automatico di anomalie o guasti che comportino la deviazione dai parametri di funzionamento ordinario degli impianti e delle attrezzature di processo, con le funzioni automatiche di allarme ed intercettazione delle alimentazioni elettriche e dei fluidi pericolosi;</text:span></text:p>
            </text:list-item>
            <text:list-item>
              <text:p text:style-name="P11">effettuazione della valutazione del rischio <text:span text:style-name="T11">per</text:span> <text:span text:style-name="T9">atmosfere esplosive</text:span> (<text:span text:style-name="T13">c</text:span>apitolo <text:reference-ref text:reference-format="chapter" text:ref-name="ch aree atmosfere esplosive">Error: Reference source not found</text:reference-ref>);</text:p>
            </text:list-item>
            <text:list-item>
              <text:p text:style-name="P11">adozione di accorgimenti impiantisti<text:span text:style-name="T4">ci</text:span> e costruttivi per limitare e confinare i rilasci di sostanze <text:span text:style-name="T6">o miscele </text:span>pericolose;</text:p>
            </text:list-item>
          </text:list>
        </text:list-item>
      </text:list>
      <text:list xml:id="list877172122" text:style-name="EG_20_All_20_nota_20_auto">
        <text:list-item>
          <text:p text:style-name="EG_20_Nota"><text:span text:style-name="T4">Ad esempio: bacini di contenimento, disponibilità di polveri o dispositivi assorbenti, </text:span>inserimento di valvole di eccesso di flusso, intercettazioni automatiche e manuali dei sistemi di distribuzione, incamiciatura de<text:span text:style-name="T4">lle tubazioni, …</text:span></text:p>
        </text:list-item>
      </text:list>
      <text:list xml:id="list124628870791140" text:continue-list="list124628415391707" text:style-name="EG_20_All_20_commi">
        <text:list-item>
          <text:list>
            <text:list-item>
              <text:p text:style-name="P14">adozione di accorgimenti per limitare l’impatto esterno di eventuali rilasci di sostanze o miscele pericolose;</text:p>
            </text:list-item>
          </text:list>
        </text:list-item>
      </text:list>
      <text:list xml:id="list124628348475078" text:continue-list="list877172122" text:style-name="EG_20_All_20_nota_20_auto">
        <text:list-item>
          <text:p text:style-name="EG_20_Nota">Ad esempio: distanze di separazione che tengano conto della propagazione degli effluenti nelle matrici ambientali, …</text:p>
        </text:list-item>
      </text:list>
      <text:list xml:id="list124628739992517" text:continue-list="list124628870791140" text:style-name="EG_20_All_20_commi">
        <text:list-item>
          <text:list>
            <text:list-item>
              <text:p text:style-name="P11">adozione di <text:span text:style-name="T4">sistemi di rilevazione ed </text:span>allarm<text:span text:style-name="T4">e, di</text:span> procedure gestionali per la sorveglianza ed il controllo dei parametri critici dei processi;</text:p>
            </text:list-item>
          </text:list>
        </text:list-item>
      </text:list>
      <text:list xml:id="list124629483103754" text:continue-list="list124628348475078" text:style-name="EG_20_All_20_nota_20_auto">
        <text:list-item>
          <text:p text:style-name="P7"><text:span text:style-name="T4">Ad esempio: </text:span>allarmi di <text:span text:style-name="T4">massimo </text:span>livello <text:span text:style-name="T4">per i</text:span> serbatoi, …</text:p>
        </text:list-item>
      </text:list>
      <text:list xml:id="list124628459947338" text:continue-list="list124628739992517" text:style-name="EG_20_All_20_commi">
        <text:list-item>
          <text:list>
            <text:list-item>
              <text:p text:style-name="P11">formazione, informazione ed addestramento degli addetti alla gestione de<text:span text:style-name="T4">lle lavorazioni e dei</text:span> processi pericolosi;</text:p>
            </text:list-item>
          </text:list>
        </text:list-item>
      </text:list>
      <text:list xml:id="list124628383803154" text:continue-list="list124629483103754" text:style-name="EG_20_All_20_nota_20_auto">
        <text:list-item>
          <text:p text:style-name="EG_20_Nota"><text:span text:style-name="T4">Tale </text:span>formazione, informazione ed addestramento dev<text:span text:style-name="T4">e</text:span> prevedere nozioni riguardanti <text:span text:style-name="T4">i </text:span>parametri critici di funzionamento de<text:span text:style-name="T4">lle lavorazioni e dei</text:span> processi pericolosi, <text:span text:style-name="T4">le </text:span>modalità e <text:span text:style-name="T4">le </text:span>procedure di avvio e fermo degli impianti in sicurezza, <text:span text:style-name="T4">la</text:span> gestione degli stati di allarme e di emergenza, …</text:p>
        </text:list-item>
      </text:list>
      <text:list xml:id="list124628550720579" text:continue-list="list124628459947338" text:style-name="EG_20_All_20_commi">
        <text:list-item>
          <text:list>
            <text:list-item>
              <text:p text:style-name="P11"><text:span text:style-name="T4">disponibilità di specifiche attrezzature di soccorso, </text:span>dispositivi di protezione <text:span text:style-name="T4">collettiva ed </text:span>individuale;</text:p>
            </text:list-item>
          </text:list>
        </text:list-item>
        <text:list-item>
          <text:p text:style-name="P11"><text:bookmark-start text:name="__RefHeading__4030_4719215309"/>Nel caso di compartimentazione multipiano dell’attività (<text:span text:style-name="T13">c</text:span>apitolo <text:reference-ref text:reference-format="chapter" text:ref-name="ch compartimentazione">Error: Reference source not found</text:reference-ref>), le aree a rischio specifico devono comunque essere inserite in compartimento <text:span text:style-name="T10">distinto</text:span>.<text:bookmark-end text:name="__RefHeading__4030_4719215309"/></text:p>
        </text:list-item>
        <text:list-item>
          <text:p text:style-name="P17">Le <text:span text:style-name="T8">risultanze della specifica valutazione del rischio e le</text:span> <text:span text:style-name="T8">relative </text:span>misure preventive, protettive e gestionali adottate devono essere considerate ai fini della gestione della sicurezza dell’attività (<text:span text:style-name="T13">c</text:span>apitolo <text:reference-ref text:reference-format="chapter" text:ref-name="ch gestione sicurezza">Error: Reference source not found</text:reference-ref>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2" fo:font-family="'Liberation Sans'" style:font-style-name="Standard" style:font-family-generic="swiss" style:font-pitch="variable" fo:font-size="9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2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2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EG_20_Aggiornamento" style:display-name="EG Aggiornamento" style:family="paragraph" style:parent-style-name="Text_20_body" style:list-style-name="" style:master-page-name="">
      <style:paragraph-properties fo:margin-top="0cm" fo:margin-bottom="0.101cm" style:contextual-spacing="false" fo:text-align="center" style:justify-single-word="false" style:page-number="auto" style:snap-to-layout-grid="false">
        <style:tab-stops/>
      </style:paragraph-properties>
      <style:text-properties fo:color="#000000" loext:opacity="100%" style:font-name="Liberation Sans1" fo:font-family="'Liberation Sans'" style:font-style-name="Normale" style:font-family-generic="swiss" style:font-pitch="variable"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style:style style:name="EG_20_Cornice_20_aggiornamento" style:display-name="EG Cornice aggiornamento" style:family="graphic" style:parent-style-name="Frame">
      <style:graphic-properties svg:width="0.801cm" fo:min-height="0.101cm" text:anchor-type="char" svg:x="-0.9cm" svg:y="0cm" fo:margin-top="0cm" fo:margin-bottom="0cm" style:protect="size" style:wrap="run-through" style:number-wrapped-paragraphs="no-limit" style:vertical-pos="middle" style:vertical-rel="char" style:horizontal-pos="from-left" style:horizontal-rel="page-content" fo:background-color="#e8f2a1" style:background-transparency="0%" draw:fill="solid" draw:fill-color="#e8f2a1" draw:opacity="100%" fo:padding="0.049cm" fo:border="none" draw:wrap-influence-on-position="once-concurrent" loext:allow-overlap="true" draw:textarea-vertical-align="middle">
        <style:columns fo:column-count="1" fo:column-gap="0cm"/>
      </style:graphic-properties>
    </style:style>
    <text:outline-style style:name="Outline">
      <text:outline-level-style text:level="1" loext:num-list-format="Sezione %1%" style:num-prefix="Sezione " style:num-format="A" text:start-value="2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loext:num-list-format="Capitolo %1%.%2%" style:num-prefix="Capitolo " style:num-format="1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loext:num-list-format="%5%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loext:num-list-format="%7%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loext:num-list-format="%9%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loext:num-list-format="Nota%1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Nota%2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loext:num-list-format="Nota%3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loext:num-list-format="Nota%4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loext:num-list-format="Nota%5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loext:num-list-format="Nota%6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loext:num-list-format="Nota%7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loext:num-list-format="Nota%8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loext:num-list-format="Nota%9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loext:num-list-format="Nota%10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dddddd" draw:opacity="100%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 draw:style-name="Mdp2">
      <style:header>
        <text:p text:style-name="Header"/>
      </style:header>
    </style:master-page>
    <style:master-page style:name="HTML" loext:hidden="true" style:hidden="true" style:page-layout-name="Mpm3" draw:style-name="Mdp2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draw:style-name="Mdp2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draw:style-name="Mdp2" style:next-style-name="Left_20_Page">
      <style:header>
        <text:p text:style-name="Header"/>
      </style:header>
    </style:master-page>
    <style:master-page style:name="Index" loext:hidden="true" style:hidden="true" style:page-layout-name="Mpm6" draw:style-name="Mdp2">
      <style:header>
        <text:p text:style-name="Header"/>
      </style:header>
    </style:master-page>
    <style:master-page style:name="Footnote" loext:hidden="true" style:hidden="true" style:page-layout-name="Mpm7" draw:style-name="Mdp2">
      <style:header>
        <text:p text:style-name="Header"/>
      </style:header>
    </style:master-page>
    <style:master-page style:name="Endnote" loext:hidden="true" style:hidden="true" style:page-layout-name="Mpm7" draw:style-name="Mdp2">
      <style:header>
        <text:p text:style-name="Header"/>
      </style:header>
    </style:master-page>
    <style:master-page style:name="Landscape" loext:hidden="true" style:hidden="true" style:page-layout-name="Mpm8" draw:style-name="Mdp2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V.1</text:chapter><text:s/><text:chapter text:display="name" text:outline-level="2">Aree a rischio specifico</text:chapter><text:tab/>Pagina <text:chapter text:display="plain-number" text:outline-level="2">V.1</text:chapter>-<text:page-number text:select-page="current">3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3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Aree a rischio specifico</text:chapter></text:p>
      </style:header>
    </style:master-page>
    <style:master-page style:name="EG_20_Sezioni_20_prima" style:display-name="EG Sezioni prima" style:page-layout-name="Mpm13" draw:style-name="Mdp1" style:next-style-name="EG_20_Sezioni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27T07:54:09.514984455</meta:creation-date>
    <meta:editing-duration>PT50M59S</meta:editing-duration>
    <meta:editing-cycles>55</meta:editing-cycles>
    <meta:generator>LibreOfficeDev/7.4.0.0.alpha0$Linux_X86_64 LibreOffice_project/684ec4b870ad13b2eff3e10ef429f4e19bb57441</meta:generator>
    <dc:title>modello_codicepi_14</dc:title>
    <meta:initial-creator>Emanuele Gissi</meta:initial-creator>
    <dc:date>2022-04-11T12:46:27.624759627</dc:date>
    <meta:document-statistic meta:table-count="0" meta:image-count="0" meta:object-count="0" meta:page-count="4" meta:paragraph-count="41" meta:word-count="717" meta:character-count="4961" meta:non-whitespace-character-count="4321"/>
    <meta:template xlink:type="simple" xlink:actuate="onRequest" xlink:title="modello_codicepi_14" xlink:href="../../../../../../Modelli/modello_codicepi_14.ott" meta:date="2019-06-11T19:42:58.853340625"/>
  </office:meta>
</office:document-meta>
</file>